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Standard" style:list-style-name="L2"/>
    <style:style style:name="P3" style:family="paragraph" style:parent-style-name="Standard" style:list-style-name="L2">
      <style:paragraph-properties fo:margin-left="1in" fo:margin-right="0in" fo:text-indent="-0.25in" style:auto-text-indent="false"/>
    </style:style>
    <style:style style:name="P4" style:family="paragraph" style:parent-style-name="Standard" style:list-style-name="L2">
      <style:paragraph-properties fo:margin-left="1.5in" fo:margin-right="0in" fo:text-indent="-0.25in" style:auto-text-indent="false"/>
    </style:style>
    <style:style style:name="P5" style:family="paragraph" style:parent-style-name="Standard" style:list-style-name="L2">
      <style:paragraph-properties fo:margin-left="0.5in" fo:margin-right="0in" fo:text-indent="0in" style:auto-text-indent="false"/>
    </style:style>
    <style:style style:name="P6" style:family="paragraph" style:parent-style-name="Heading_20_3" style:list-style-name="">
      <style:paragraph-properties fo:keep-together="always" fo:orphans="2" fo:widows="2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0000"/>
    </style:style>
    <style:style style:name="T4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riple-i Researcher</text:h>
      <text:h text:style-name="Heading_20_2" text:outline-level="2">What is Triple-i Researcher?</text:h>
      <text:p text:style-name="Standard">Triple-i Researcher is a web based application designed to mine the U.S. Food and Drug Adminstration's publicly available data on drug adverse events, medical device adverse events, and medication error reports. </text:p>
      <text:p text:style-name="Standard"/>
      <text:p text:style-name="Text_20_body">Powered by jQuery, jQueryUI, charts.js, and Bootstrap 3, this single page HTML5 web application utilizes the openFDA data set as its model, and is designed as a tool to assist researchers in identifying anomalies (<text:span text:style-name="Emphasis">spikes</text:span>) in aggregated data sets meeting the researchers' specified criteria. Furthermore, this tool enables researchers to delve into the details that comprise the identified anomalies.</text:p>
      <text:p text:style-name="Text_20_body"><text:span text:style-name="Emphasis">Please note that openFDA is a beta research project and not for clinical use. While the FDA makes every effort to ensure that data and logic are accurate, you should assume all results are unvalidated</text:span>.</text:p>
      <text:h text:style-name="Heading_20_2" text:outline-level="2">The History of Triple-i Researcher</text:h>
      <text:p text:style-name="Standard">OpenFDA is a project created in March 2013 by Taha Kass-Hout, MD, MS, the FDA's first Chief Health Information Officer. OpenFDA's goal is to create easy access to public data, to create a new level of openness and accountability, to ensure the privacy and security of public FDA data, and ultimately to educate the public and save lives. <text:line-break/></text:p>
      <text:p text:style-name="Standard">Triple-i Researcher is a functional prototype web app intended to mine the adverse events data set made accessible by the openFDA API <text:s/>(<text:span text:style-name="T2">https://open.fda.gov/drug/event/</text:span>). <text:s/>It was designed in response to the openFDA Developer challenge, announced May 11, 2015 (<text:span text:style-name="T2">https://open.fda.gov/update/an-open-challenge-to-tap-public-data/</text:span>). <text:s/>Using a mix of Agile and Extreme Programming (XP) methodologies, a small team of four developers started design work for this application on June 18, 2015, with the goal of leveraging existing web technologies to deliver solid results within a short time frame.</text:p>
      <text:p text:style-name="Standard"/>
      <text:p text:style-name="Standard"><text:span text:style-name="T2">Functional prototype</text:span> in this context means an HTML page and support files originally designed to run locally from the user's PC, but also available online at <text:a xlink:type="simple" xlink:href="http://iiiresearch.net/">http://iiiresearch.net/</text:a>. <text:s/>This web application's user interface pulls and displays Adverse Events data made available through the openFDA API. The designers are aware of the need for their JavaScript to be refactored. <text:s/></text:p>
      <text:p text:style-name="Standard"/>
      <text:p text:style-name="Standard">Currently, this app is not designed for mobile devices. </text:p>
      <text:h text:style-name="Heading_20_2" text:outline-level="2">The Anatomy of the Triple-i Researcher</text:h>
      <text:p text:style-name="Standard">Triple-i Researcher is a single web page application written in HTML5 which connects to the <text:span text:style-name="Source_20_Text">api.fda.gov/drug/event.json</text:span> end point. <text:s/>The web page is supported by a collection of CSS, fonts, and JavaScript files, which collectively leverage the following open source technologies: <text:s/>jQuery, jQueryUI, charts.js, and Bootstrap 3.</text:p>
      <text:p text:style-name="Standard"/>
      <text:h text:style-name="P6" text:outline-level="3"/>
      <text:h text:style-name="P7" text:outline-level="2">Functional Areas</text:h>
      <text:h text:style-name="Heading_20_4" text:outline-level="4">Product/Adverse Events Search</text:h>
      <text:p text:style-name="Standard"><text:span text:style-name="T4">Triple-i Researcher permits a researcher to search a date range for adverse events associated with a drug's generic name, substance name, or both. <text:s/>The search may be filtered against a specific category of reaction and spike threshold percent, with an option to limit results to spikes only.</text:span><text:span text:style-name="T3"> </text:span></text:p>
      <text:h text:style-name="Heading_20_4" text:outline-level="4">Tier1 Data Visualization</text:h>
      <text:p text:style-name="Standard">The results of a researcher's initial search will be displayed in a scrollable bar graph, with event dates on the x-axis and numbers of events on the y-axis. <text:s/>Spikes will be represented in red. <text:s/>Hovering over any bar will yield a tooltip providing details (number of reactions, percent deviation from the average) for that day's events. <text:s/>Clicking on any bar will open a dialog to delve into details for that day's events, which will be presented as Tier2 data visualization.</text:p>
      <text:h text:style-name="Heading_20_4" text:outline-level="4">Tier2 Data Visualization</text:h>
      <text:p text:style-name="Standard">Tier2 data visualization begins with a two-tabbed dialog, with tabs named <text:span text:style-name="T2">Chart</text:span> and <text:span text:style-name="T2">Raw Data</text:span>. <text:s/></text:p>
      <text:p text:style-name="Standard"><text:span text:style-name="T2"/></text:p>
      <text:list xml:id="list30679189" text:style-name="L2">
        <text:list-item>
          <text:p text:style-name="P2"><text:span text:style-name="T2">Raw Data</text:span> allows researchers to view the underlying data as a scrollable multi-page chart. This view provides the researcher with a few options described in the Tier2 Discrete Data Interaction section that follows.</text:p>
        </text:list-item>
        <text:list-item>
          <text:p text:style-name="P2"><text:span text:style-name="T2">Chart</text:span> allows the user to segregate results by category groupings to yield new visualizations for that day's adverse events. <text:s/><text:line-break/>Researchers may group that day's adverse events according to <text:line-break/></text:p>
        </text:list-item>
        <text:list-item>
          <text:p text:style-name="P3">reaction type</text:p>
        </text:list-item>
        <text:list-item>
          <text:p text:style-name="P3">drug delivery method </text:p>
        </text:list-item>
        <text:list-item>
          <text:p text:style-name="P3">drug role</text:p>
        </text:list-item>
        <text:list-item>
          <text:p text:style-name="P3">patient sex</text:p>
        </text:list-item>
        <text:list-item>
          <text:p text:style-name="P3">patient age</text:p>
        </text:list-item>
        <text:list-item>
          <text:p text:style-name="P3">patient weight</text:p>
          <text:p text:style-name="P3"/>
          <text:p text:style-name="P5">Bar graphs will be generated to display the breakdown of events according to the selected category.</text:p>
        </text:list-item>
      </text:list>
      <text:h text:style-name="Heading_20_4" text:outline-level="4">Tier2 Discrete Data Interaction</text:h>
      <text:p text:style-name="Standard">Researchers may search, sort, and export the raw, charted data displayed in the Tier2 <text:span text:style-name="T2">Raw Data</text:span> tab.</text:p>
      <text:h text:style-name="Heading_20_3" text:outline-level="3">Triple-i Researcher Architecture</text:h>
      <text:p text:style-name="Standard">Triple-i Researcher has been constructed using the following grocery list:</text:p>
      <text:list xml:id="list30367330" text:style-name="WWNum2">
        <text:list-item>
          <text:p text:style-name="P1">App core framework: HTML</text:p>
        </text:list-item>
        <text:list-item>
          <text:p text:style-name="P1">Database: openFDA API ( <text:span text:style-name="Source_20_Text">api.fda.gov/drug/event.json</text:span> end point)</text:p>
        </text:list-item>
        <text:list-item>
          <text:p text:style-name="P1">Javascript Libraries: jQuery, jQueryUI, Bootstrap3, chars.js, Datatables, Bootstrap-datepicker, misc dependencies</text:p>
        </text:list-item>
        <text:list-item>
          <text:p text:style-name="P1">CSS Library: Bootstrap 3</text:p>
        </text:list-item>
      </text:list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39in" fo:margin-bottom="0in" fo:keep-together="always" fo:keep-with-next="always"/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39in" fo:margin-bottom="0in" fo:keep-together="always" fo:keep-with-next="always"/>
      <style:text-properties fo:color="#243f60" style:font-name="Cambria" style:font-name-complex="F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complex="F"/>
    </style:style>
    <style:style style:name="ListLabel_20_1" style:display-name="ListLabel 1" style:family="text">
      <style:text-properties style:font-name-complex="Courier New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UDE, HOWARD D CTR USAF AFSPC 690 NSS/DOSD</meta:initial-creator>
    <meta:editing-cycles>8</meta:editing-cycles>
    <meta:creation-date>2015-06-16T20:34:00</meta:creation-date>
    <dc:date>2015-06-24T11:18:14.22</dc:date>
    <meta:editing-duration>P1DT1H53S</meta:editing-duration>
    <meta:generator>LibreOffice/3.3$Win32 LibreOffice_project/330m19$Build-401</meta:generator>
    <meta:document-statistic meta:table-count="0" meta:image-count="0" meta:object-count="0" meta:page-count="2" meta:paragraph-count="36" meta:word-count="708" meta:character-count="4623"/>
    <meta:user-defined meta:name="AppVersion">14.0000</meta:user-defined>
    <meta:user-defined meta:name="Company">U.S Air For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